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fo:font-weight="bold" officeooo:rsid="000b44a8" officeooo:paragraph-rsid="000b44a8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officeooo:rsid="000b44a8" officeooo:paragraph-rsid="000b44a8" style:font-size-asian="14pt" style:font-size-complex="14pt"/>
    </style:style>
    <style:style style:name="P3" style:family="paragraph" style:parent-style-name="Standard">
      <style:text-properties fo:font-size="14pt" officeooo:rsid="000e8512" officeooo:paragraph-rsid="000e8512" style:font-size-asian="14pt" style:font-size-complex="14pt"/>
    </style:style>
    <style:style style:name="P4" style:family="paragraph" style:parent-style-name="Standard">
      <style:text-properties fo:color="#ff3333" fo:font-size="18pt" fo:font-weight="bold" officeooo:rsid="000e8512" officeooo:paragraph-rsid="000e8512" style:font-size-asian="18pt" style:font-weight-asian="bold" style:font-size-complex="18pt" style:font-weight-complex="bold"/>
    </style:style>
    <style:style style:name="P5" style:family="paragraph" style:parent-style-name="Preformatted_20_Text">
      <style:paragraph-properties fo:margin-left="0cm" fo:margin-right="0cm" fo:line-height="100%" fo:text-indent="0cm" style:auto-text-indent="false"/>
      <style:text-properties officeooo:paragraph-rsid="000e8512"/>
    </style:style>
    <style:style style:name="P6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e8512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e karma :</text:p>
      <text:p text:style-name="P2"><text:bookmark-start text:name="__DdeLink__5_183932555"/>npm install grunt-karma karma karma-phantomjs-launcher karma-jasmine jasmine-core phantomjs-prebuilt –save-dev<text:bookmark-end text:name="__DdeLink__5_183932555"/></text:p>
      <text:p text:style-name="P2"/>
      <text:p text:style-name="P4">Création d’une directive :</text:p>
      <text:p text:style-name="P5"><text:span text:style-name="Source_20_Text"><text:span text:style-name="T3"/></text:span></text:p>
      <text:p text:style-name="P5"><text:span text:style-name="Source_20_Text"><text:span text:style-name="T3">var myModule = angular.module(...);</text:span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3">myModule.directive('namespaceDirectiveName', function factory(injectables) { 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4"/>var directiveDefinitionObject = {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8"/>restrict: string,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8"/>priority: number,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8"/>template: string,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8"/>templateUrl: string,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8"/>replace: bool,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8"/>transclude: bool,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8"/>scope: bool or object,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8"/>controller: function controllerConstructor($scope,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58"/>$element,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58"/>$attrs,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58"/>$transclude),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8"/>require: string,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8"/>link: function postLink(scope, iElement, iAttrs) { ... }, 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8"/>compile: function compile(tElement, tAttrs, transclude) {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12"/>return {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16"/>pre: function preLink(scope, iElement, iAttrs, controller) { ... }, 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16"/>post: function postLink(scope, iElement, iAttrs, controller) { ... }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12"/>}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8"/>}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4"/>};</text:span></text:span></text:p>
      <text:p text:style-name="P5"><text:span text:style-name="Source_20_Text"><text:span text:style-name="T3"/></text:span></text:p>
      <text:p text:style-name="P5"><text:span text:style-name="Source_20_Text"><text:span text:style-name="T3"><text:s text:c="4"/>return directiveDefinitionObject; </text:span></text:span></text:p>
      <text:p text:style-name="P5"><text:span text:style-name="Source_20_Text"><text:span text:style-name="T3"/></text:span></text:p>
      <text:p text:style-name="P5"><text:span text:style-name="Source_20_Text"><text:span text:style-name="T3">});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09:29:33.349756676</meta:creation-date>
    <meta:editing-duration>PT41M7S</meta:editing-duration>
    <meta:editing-cycles>3</meta:editing-cycles>
    <meta:generator>LibreOffice/5.2.2.2$Linux_X86_64 LibreOffice_project/20m0$Build-2</meta:generator>
    <dc:date>2017-03-27T11:00:46.565186053</dc:date>
    <meta:document-statistic meta:table-count="0" meta:image-count="0" meta:object-count="0" meta:page-count="1" meta:paragraph-count="28" meta:word-count="92" meta:character-count="1154" meta:non-whitespace-character-count="748"/>
  </office:meta>
</office:document-meta>
</file>